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F000000C07AB79BBFF08F9F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style:text-underline-style="solid" style:text-underline-width="auto" style:text-underline-color="font-color" officeooo:rsid="001ffb5e" officeooo:paragraph-rsid="001ffb5e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4pt" style:text-underline-style="none" officeooo:rsid="001ffb5e" officeooo:paragraph-rsid="001ffb5e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4pt" style:text-underline-style="none" officeooo:rsid="001ffb5e" officeooo:paragraph-rsid="001ffb5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4pt" style:text-underline-style="none" officeooo:rsid="0021be1f" officeooo:paragraph-rsid="0021be1f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ologie</text:p>
      <text:p text:style-name="P1"/>
      <text:p text:style-name="P2">nom : ULTIMATE</text:p>
      <text:p text:style-name="P2"/>
      <text:p text:style-name="P3"/>
      <text:p text:style-name="P4"><draw:frame draw:style-name="fr1" draw:name="Image1" text:anchor-type="char" svg:x="-0.085cm" svg:y="1.005cm" svg:width="5.054cm" svg:height="5.08cm" draw:z-index="0"><draw:image xlink:href="Pictures/10000000000000BF000000C07AB79BBFF08F9F72.png" xlink:type="simple" xlink:show="embed" xlink:actuate="onLoad" draw:mime-type="image/png"/></draw:frame>inspiration log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16:11:53.262000000</meta:creation-date>
    <dc:date>2023-10-17T16:38:32.229000000</dc:date>
    <meta:editing-duration>PT16M28S</meta:editing-duration>
    <meta:editing-cycles>1</meta:editing-cycles>
    <meta:document-statistic meta:table-count="0" meta:image-count="1" meta:object-count="0" meta:page-count="1" meta:paragraph-count="3" meta:word-count="6" meta:character-count="41" meta:non-whitespace-character-count="38"/>
    <meta:generator>LibreOffice/7.3.7.2$Windows_X86_64 LibreOffice_project/e114eadc50a9ff8d8c8a0567d6da8f454beeb84f</meta:generator>
  </office:meta>
</office:document-meta>
</file>